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0000ff" fo:font-weight="bold"/>
    </style:style>
    <style:style style:name="T2" style:family="text">
      <style:text-properties fo:color="#ff0000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Republican caught in unguarded moment slamming president for lies</text:span></text:p>
      <text:p text:style-name="Text_20_body">(Daily Caller) – Ben Carson thinks President Obama is a “psychopath.”</text:p>
      <text:p text:style-name="Text_20_body">In a new GQ profile of the potential 2016 Republican presidential candidate, reporter Jason Zengerle shares an unguarded moment with Carson, during which the famed neurosurgeon called President Barack Obama a “psychopath” for his ability to shamelessly lie to the American people.</text:p>
      <text:p text:style-name="Text_20_body">Carson reportedly went off on the president after his adviser Armstrong Williams said the president “looks good” during his State of the Union address.</text:p>
      <text:p text:style-name="Text_20_body">“Like most psychopaths. That’s the way they look, they all look great,” Carson replied.</text:p>
      <text:p text:style-name="Text_20_body">“He’s gotta convince people to believe him,” Williams reportedly responded, “That’s all he’s doing: selling his narrative.”</text:p>
      <text:p text:style-name="Text_20_body">“But he knows he’s telling a lie!” Carson said. “He’s trying to sell what he thinks is not true! He’s sitting there saying, ‘These Americans are so stupid, I can tell them anything.’”</text:p>
      <text:p text:style-name="Text_20_body">Williams seemed to recognize the comments might be controversial and told Carson not to repeat them during an interview later. “We don’t have to call him a psychopath. I don’t want you to go to CNN with that kind of mood.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7:59:43.569000000</meta:creation-date>
    <dc:date>2015-04-12T18:03:48.565000000</dc:date>
    <meta:editing-duration>PT4M5S</meta:editing-duration>
    <meta:editing-cycles>1</meta:editing-cycles>
    <meta:document-statistic meta:table-count="0" meta:image-count="0" meta:object-count="0" meta:page-count="1" meta:paragraph-count="8" meta:word-count="190" meta:character-count="1180" meta:non-whitespace-character-count="997"/>
    <meta:generator>LibreOffice/4.3.6.2$Windows_x86 LibreOffice_project/d50a87b2e514536ed401c18000dad4660b6a169e</meta:generator>
  </office:meta>
</office:document-meta>
</file>